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1" style:family="graphic" style:parent-style-name="objectwithoutfill">
      <style:graphic-properties svg:stroke-width="0.3cm" svg:stroke-color="#c0c0c0" svg:stroke-opacity="40%" draw:fill="none" draw:textarea-vertical-align="middle" fo:padding-top="0.275cm" fo:padding-bottom="0.275cm" fo:padding-left="0.4cm" fo:padding-right="0.4cm"/>
    </style:style>
    <style:style style:name="gr72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353cm" fo:min-width="0.421cm" fo:padding-top="0.275cm" fo:padding-bottom="0.275cm" fo:padding-left="0.4cm" fo:padding-right="0.4cm"/>
    </style:style>
    <style:style style:name="gr73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353cm" fo:min-width="0.692cm" fo:padding-top="0.275cm" fo:padding-bottom="0.275cm" fo:padding-left="0.4cm" fo:padding-right="0.4cm"/>
    </style:style>
    <style:style style:name="gr74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353cm" fo:min-width="0.489cm" fo:padding-top="0.275cm" fo:padding-bottom="0.275cm" fo:padding-left="0.4cm" fo:padding-right="0.4cm"/>
    </style:style>
    <style:style style:name="gr75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.353cm" fo:min-width="1.331cm" fo:padding-top="0.275cm" fo:padding-bottom="0.275cm" fo:padding-left="0.4cm" fo:padding-right="0.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602cm"/>
    </style:style>
    <style:style style:name="gr77" style:family="graphic" style:parent-style-name="standard">
      <style:graphic-properties draw:fill-color="#ffffff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1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'Courier New'" style:font-family-generic="modern" style:font-pitch="variable" fo:font-size="10pt" style:font-size-asian="10pt" style:font-size-complex="10pt"/>
    </style:style>
    <style:style style:name="P12" style:family="paragraph">
      <style:paragraph-properties fo:text-align="center"/>
      <style:text-properties fo:font-family="'Courier New'" style:font-family-generic="modern" style:font-pitch="variable" fo:font-size="12pt" style:font-size-asian="12pt" style:font-size-complex="12pt"/>
    </style:style>
    <style:style style:name="P13" style:family="paragraph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P14" style:family="paragraph">
      <style:text-properties fo:font-family="'Courier New'" style:font-family-generic="moder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008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6b2394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ffd32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00ff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font-family="'Courier New'" style:font-family-generic="modern" style:font-pitch="variable" fo:font-size="10pt" style:font-size-asian="10pt" style:font-size-complex="10pt"/>
    </style:style>
    <style:style style:name="T19" style:family="text">
      <style:text-properties fo:font-family="'Courier New'" style:font-family-generic="modern" style:font-pitch="variable" fo:font-size="12pt" style:font-size-asian="12pt" style:font-size-complex="12pt"/>
    </style:style>
    <style:style style:name="T20" style:family="text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T21" style:family="text">
      <style:text-properties fo:font-family="'Courier New'" style:font-family-generic="moder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403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403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9.197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397cm" svg:y1="10.2cm" svg:x2="20.497cm" svg:y2="10.2cm">
            <text:p/>
          </draw:line>
          <draw:line draw:style-name="gr3" draw:text-style-name="P1" draw:layer="layout" svg:x1="19.297cm" svg:y1="9.5cm" svg:x2="19.397cm" svg:y2="9.5cm">
            <text:p/>
          </draw:line>
          <draw:line draw:style-name="gr3" draw:text-style-name="P1" draw:layer="layout" svg:x1="19.303cm" svg:y1="11cm" svg:x2="19.403cm" svg:y2="11cm">
            <text:p/>
          </draw:line>
          <draw:frame draw:style-name="gr24" draw:text-style-name="P2" draw:layer="layout" svg:width="1.254cm" svg:height="0.603cm" draw:transform="rotate (1.5716689914206) translate (19.894cm 10.8cm)">
            <draw:text-box>
              <text:p><text:span text:style-name="T1">ALU</text:span></text:p>
            </draw:text-box>
          </draw:frame>
          <draw:line draw:style-name="gr3" draw:text-style-name="P1" draw:layer="layout" svg:x1="20.397cm" svg:y1="9.6cm" svg:x2="20.497cm" svg:y2="9.6cm">
            <text:p/>
          </draw:line>
          <draw:frame draw:style-name="gr7" draw:text-style-name="P2" draw:layer="layout" svg:width="1.103cm" svg:height="0.603cm" svg:x="20.197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2.1cm" svg:y="17.44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2.2cm" svg:y="17.445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cm 14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cm 13.6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5.994cm" svg:y="13.3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cm" svg:y1="13.5cm" svg:x2="7.3cm" svg:y2="13.5cm">
            <text:p/>
          </draw:line>
          <draw:line draw:style-name="gr3" draw:text-style-name="P1" draw:layer="layout" svg:x1="6.1cm" svg:y1="12.9cm" svg:x2="6.2cm" svg:y2="12.9cm">
            <text:p/>
          </draw:line>
          <draw:line draw:style-name="gr3" draw:text-style-name="P1" draw:layer="layout" svg:x1="6.1cm" svg:y1="14cm" svg:x2="6.2cm" svg:y2="14cm">
            <text:p/>
          </draw:line>
          <draw:frame draw:style-name="gr30" draw:text-style-name="P2" draw:layer="layout" svg:width="0.663cm" svg:height="0.603cm" svg:x="5.594cm" svg:y="13.7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35cm" svg:y="13.1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cm" svg:y="12.9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2.9cm">
          <text:p/>
        </draw:line>
        <draw:line draw:style-name="gr3" draw:text-style-name="P1" draw:layer="layout" svg:x1="5.5cm" svg:y1="12.9cm" svg:x2="6.2cm" svg:y2="12.9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5.2cm" svg:y1="10.9cm" svg:x2="17.3cm" svg:y2="10.9cm">
          <text:p/>
        </draw:line>
        <draw:line draw:style-name="gr55" draw:text-style-name="P1" draw:layer="layout" svg:x1="15.6cm" svg:y1="11.2cm" svg:x2="15.6cm" svg:y2="16.9cm">
          <text:p/>
        </draw:line>
        <draw:line draw:style-name="gr55" draw:text-style-name="P1" draw:layer="layout" svg:x1="14.8cm" svg:y1="16.9cm" svg:x2="15.6cm" svg:y2="16.9cm">
          <text:p/>
        </draw:line>
        <draw:line draw:style-name="gr55" draw:text-style-name="P1" draw:layer="layout" svg:x1="15.6cm" svg:y1="11.2cm" svg:x2="17.3cm" svg:y2="11.2cm">
          <text:p/>
        </draw:line>
        <draw:line draw:style-name="gr3" draw:text-style-name="P1" draw:layer="layout" svg:x1="15.2cm" svg:y1="10.9cm" svg:x2="15.2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cm" svg:y1="13.5cm" svg:x2="7.9cm" svg:y2="13.5cm">
          <text:p/>
        </draw:line>
        <draw:line draw:style-name="gr3" draw:text-style-name="P1" draw:layer="layout" svg:x1="7.9cm" svg:y1="13.5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2.3cm" svg:y2="17.8cm">
          <text:p/>
        </draw:line>
        <draw:line draw:style-name="gr21" draw:text-style-name="P1" draw:layer="layout" svg:x1="13.5cm" svg:y1="17.8cm" svg:x2="25cm" svg:y2="17.8cm">
          <text:p/>
        </draw:line>
        <draw:line draw:style-name="gr60" draw:text-style-name="P1" draw:layer="layout" svg:x1="9.6cm" svg:y1="14.9cm" svg:x2="20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4cm" svg:y2="9.5cm">
          <text:p/>
        </draw:line>
        <draw:line draw:style-name="gr36" draw:text-style-name="P1" draw:layer="layout" svg:x1="20cm" svg:y1="4.4cm" svg:x2="20cm" svg:y2="9.3cm">
          <text:p/>
        </draw:line>
        <draw:line draw:style-name="gr60" draw:text-style-name="P1" draw:layer="layout" svg:x1="20cm" svg:y1="11.1cm" svg:x2="20cm" svg:y2="14.9cm">
          <text:p/>
        </draw:line>
        <draw:line draw:style-name="gr51" draw:text-style-name="P1" draw:layer="layout" svg:x1="11.7cm" svg:y1="4.4cm" svg:x2="20cm" svg:y2="4.4cm">
          <text:p/>
        </draw:line>
        <draw:line draw:style-name="gr3" draw:text-style-name="P1" draw:layer="layout" svg:x1="20.4cm" svg:y1="10.2cm" svg:x2="22.2cm" svg:y2="10.2cm">
          <text:p/>
        </draw:line>
        <draw:line draw:style-name="gr3" draw:text-style-name="P1" draw:layer="layout" svg:x1="16.5cm" svg:y1="10.5cm" svg:x2="16.5cm" svg:y2="11.9cm">
          <text:p/>
        </draw:line>
        <draw:line draw:style-name="gr3" draw:text-style-name="P1" draw:layer="layout" svg:x1="16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4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2.1cm" svg:y1="8.8cm" svg:x2="22.1cm" svg:y2="10.2cm">
          <text:p/>
        </draw:line>
        <draw:line draw:style-name="gr3" draw:text-style-name="P1" draw:layer="layout" svg:x1="22.1cm" svg:y1="8.8cm" svg:x2="25cm" svg:y2="8.8cm">
          <text:p/>
        </draw:line>
        <draw:line draw:style-name="gr3" draw:text-style-name="P1" draw:layer="layout" svg:x1="25cm" svg:y1="9.8cm" svg:x2="25.8cm" svg:y2="9.8cm">
          <text:p/>
        </draw:line>
        <draw:line draw:style-name="gr3" draw:text-style-name="P1" draw:layer="layout" svg:x1="25cm" svg:y1="8.8cm" svg:x2="25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, ori</text:span></text:p>
            <text:p><text:span text:style-name="T14">jal</text:span></text:p>
            <text:p><text:span text:style-name="T15">lui</text:span></text:p>
            <text:p><text:span text:style-name="T16">sll</text:span></text:p>
            <text:p><text:span text:style-name="T17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20.233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5.6cm" svg:y="15.2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797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22.501cm" svg:y="17.197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3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  <draw:path draw:style-name="gr71" draw:text-style-name="P1" draw:layer="layout" svg:width="1.094cm" svg:height="0.018cm" svg:x="5.009cm" svg:y="9.511cm" svg:viewBox="0 0 1095 19" svg:d="M0 19c184-31 370-14 556-17 172-2 348-1 522 0h17">
          <text:p/>
        </draw:path>
        <draw:path draw:style-name="gr71" draw:text-style-name="P1" draw:layer="layout" svg:width="2.086cm" svg:height="1.022cm" svg:x="8.452cm" svg:y="9.483cm" svg:viewBox="0 0 2087 1023" svg:d="M0 30c197 0 395-10 591 0 179 8 418-100 539 52 112 140-10 348-17 522-6 135-171 451 139 417 183-20 370-1 556 0l174-17h105">
          <text:p/>
        </draw:path>
        <draw:path draw:style-name="gr71" draw:text-style-name="P1" draw:layer="layout" svg:width="3.46cm" svg:height="0.019cm" svg:x="13.86cm" svg:y="10.501cm" svg:viewBox="0 0 3461 20" svg:d="M0 3c179 0 359 0 539 0 196 0 394 0 592 0 225 0 453 0 678 0 185 0 370 0 556 0 179 0 360-3 539 0 185 3 372-16 557 17">
          <text:p/>
        </draw:path>
        <draw:path draw:style-name="gr71" draw:text-style-name="P1" draw:layer="layout" svg:width="1.442cm" svg:height="0cm" svg:x="17.912cm" svg:y="10.99cm" svg:viewBox="0 0 1443 1" svg:d="M0 0c196 0 395 0 591 0 185 0 371 2 557 0h174 121">
          <text:p/>
        </draw:path>
        <draw:path draw:style-name="gr71" draw:text-style-name="P1" draw:layer="layout" svg:width="4.441cm" svg:height="2.279cm" svg:x="9.609cm" svg:y="10.678cm" svg:viewBox="0 0 4442 2280" svg:d="M8 0c0 185 0 371 0 556 0 173-19 349 0 522 19 174 16 346 35 522 19 177-94 386 0 539 98 159 355 126 539 122 181-3 357 27 539 17 178-10 359 0 539 0 178 0 359 0 539 0 185 0 372 2 557 0 197-2 394 4 591-17 184-20 369-48 556-35h174l192-18 173-17">
          <text:p/>
        </draw:path>
        <draw:path draw:style-name="gr71" draw:text-style-name="P1" draw:layer="layout" svg:width="5.818cm" svg:height="3.233cm" svg:x="9.206cm" svg:y="11.171cm" svg:viewBox="0 0 5819 3234" svg:d="M5524 1820c220-46 295 216 295 400 0 202-36 368-87 556-48 176 16 442-261 452-190 6-383 0-573 0-186 0-372 0-557 0-192 0-383 0-574 0-179 0-360 0-539 0-191 0-384 14-574 0-186-15-371-15-556-17-185-3-372 0-557 0s-372 0-556 0c-175 0-351 19-522 0-134-16-429 113-382-191 28-180 35-360 52-539 16-174-23-348-18-522 4-189-64-354-34-539 28-174-21-346-18-522 3-186-3-378-52-556-64-227 170-336 348-331 179 5 363-37 539 18h174 174 17">
          <text:p/>
        </draw:path>
        <draw:path draw:style-name="gr71" draw:text-style-name="P1" draw:layer="layout" svg:width="10.789cm" svg:height="3.721cm" svg:x="9.371cm" svg:y="11.165cm" svg:viewBox="0 0 10790 3722" svg:d="M211 1913c-16 179-45 358-52 539s-48 358-70 539c-23 185-133 381-69 556 67 185 342 147 522 157 190 10 381 0 573 0 185 0 371 0 557 0 190 0 382 0 574 0 184 0 370 0 556 0 196 0 395 0 592 0 219 0 441 7 660 0 227-7 451 25 679 17 184-6 370 0 556 0 196 0 394 0 591 0s394 0 592 0c207 0 417 0 626 0 178 0 359 0 539 0 190 0 382 0 574 0 191 0 382 0 574 0 185 0 370 0 556 0 196 0 394 0 591 0 191 0 383-10 574 0 228 12 308-250 278-434-28-172-2-348-17-522-16-185 0-373 0-557 0-192 0-384 0-574 0-186-5-372 0-556 5-193-21-383-35-574l-35-191-34-174v-139">
          <text:p/>
        </draw:path>
        <draw:path draw:style-name="gr71" draw:text-style-name="P1" draw:layer="layout" svg:width="5.512cm" svg:height="1.57cm" svg:x="20.399cm" svg:y="8.672cm" svg:viewBox="0 0 5513 1571" svg:d="M0 1571c185-8 369-28 556-35 174-6 348-4 522-17s395 53 522-70c144-140 16-387-18-573-35-186 68-355 122-522 64-201 270-312 470-331 196-19 394-15 591-17 207-3 417 0 626 0 191 0 382 0 574 0 181 0 397-40 539 87 143 128 54 348 52 522s-46 451 209 487c180 25 357-42 539-18l174-17h35">
          <text:p/>
        </draw:path>
        <draw:path draw:style-name="gr71" draw:text-style-name="P1" draw:layer="layout" svg:width="18.398cm" svg:height="9.911cm" svg:x="8.591cm" svg:y="10.305cm" svg:viewBox="0 0 18399 9912" svg:d="M17947 25c203-95 436 98 400 348-28 195 56 392 52 591-3 187-53 369-70 557-18 191-15 382-17 574-2 201 0 405 0 608 0 207 0 418 0 626s0 417 0 626c0 197 19 396 0 592-19 191-41 381-52 573-13 226 50 438 52 661 1 207-16 418 0 626 14 174 2 348 17 522 21 235-97 439-139 661-36 188-91 385-52 574 38 185 73 370 104 556 31 190 66 381 70 574 4 183 73 467-139 539-181 60-384 0-574 0-175 0-349 0-522 0-185 0-371 0-556 0-192 0-384 3-574 0-209-4-417-1-626-17-202-17-408 1-609 0-192-2-383-4-574-18s-384 0-574 0c-186 0-371 0-556 0-192 0-383 0-574 0-180 0-361-2-539 0-233 1-466-12-696 18-196 25-393 43-591 52s-394 15-591 17c-214 2-430 0-644 0-197 0-394 0-591 0-198 0-396-4-591 0-239 4-479-14-713-52-219-37-442-37-661-69-186-27-373-3-557-18-227-20-452-16-678-17-202-2-407-3-608 0-192 2-383 1-574 17-185 15-373 0-557 0-215 0-430 0-643 0-215 0-431-16-644 0-209 15-419 24-626 18-187-7-371-6-556 17-195 23-379 62-574 87-190 24-437 104-574-35-124-127-95-356-17-539 77-182-22-384-18-574 5-194-100-366-104-556-4-197-16-396 0-592 16-204 47-412 104-608 53-179 17-361 35-539 20-205-48-405-122-592-73-183-25-383-34-573-8-180 19-363-18-540-39-188-49-381-52-573-3-228 199-391 139-626-48-187 55-365 35-557-18-179 2-361 0-539-2-180 6-360-18-539-24-175-37-364 35-522 95-210 367-93 557-104 184-12 370 0 556 0 179 0 359-1 539 0h70">
          <text:p/>
        </draw:path>
        <draw:path draw:style-name="gr71" draw:text-style-name="P1" draw:layer="layout" svg:width="0.854cm" svg:height="3.35cm" svg:x="5.354cm" svg:y="9.721cm" svg:viewBox="0 0 855 3351" svg:d="M142 0c-32 236-15 475-18 713-1 204-48 404-69 609-20 197-56 392-53 591 4 196 7 395 0 592-5 189-10 401 105 556 112 150 311 369 539 261l174-70 35-17">
          <text:p/>
        </draw:path>
        <draw:path draw:style-name="gr71" draw:text-style-name="P1" draw:layer="layout" svg:width="6.722cm" svg:height="9.48cm" svg:x="1.25cm" svg:y="8.782cm" svg:viewBox="0 0 6723 9481" svg:d="M5985 4765c184 34 439-20 521 226 56 170 49 348 35 522-18 216 68 409 35 626-27 178 10 361 35 539 26 185 24 369 34 557 10 186 19 369 18 556-2 180 34 360 52 539 17 172 4 345-17 522-24 188-96 376-279 469-191 97-382 62-574 70-185 8-371-2-556-17-179-14-360 0-539 0s-361 9-539 0c-187-9-371 25-557 17-179-8-361-3-539 0-175 2-350-13-522 17-184 33-371 22-556 18-181-4-360 38-539 35-177-2-347 29-522 17-174-12-349 0-522-17-212-20-293-241-260-435 31-182 24-354 52-539 29-204 9-378-35-557-48-190-149-366-139-574 9-213 62-404 104-608 39-197 13-382 70-574 53-179 20-372 17-557-4-186 43-383-35-556-103-224 174-278 70-539-74-185-84-378-104-574-19-186-59-370-53-557 5-185 0-371 0-556 0-186-8-373 0-557 7-187-2-374-34-556-31-176-62-347-87-522-27-178-26-363 0-539s32-352 87-522l174-139h69">
          <text:p/>
        </draw:path>
        <draw:path draw:style-name="gr71" draw:text-style-name="P1" draw:layer="layout" svg:width="0.764cm" svg:height="0.052cm" svg:x="2.209cm" svg:y="8.921cm" svg:viewBox="0 0 765 53" svg:d="M0 53c179-20 359-37 539-53h174 52">
          <text:p/>
        </draw:path>
        <draw:path draw:style-name="gr71" draw:text-style-name="P1" draw:layer="layout" svg:width="0.695cm" svg:height="0cm" svg:x="3.53cm" svg:y="9.529cm" svg:viewBox="0 0 696 1" svg:d="M0 0c179 2 360 0 540 0h156">
          <text:p/>
        </draw:path>
        <draw:frame draw:style-name="gr72" draw:text-style-name="P2" draw:layer="layout" svg:width="1.221cm" svg:height="0.903cm" svg:x="12.7cm" svg:y="6.197cm">
          <draw:text-box>
            <text:p><text:span text:style-name="T1">= 1</text:span></text:p>
          </draw:text-box>
        </draw:frame>
        <draw:frame draw:style-name="gr73" draw:text-style-name="P2" draw:layer="layout" svg:width="1.492cm" svg:height="0.903cm" svg:x="12.408cm" svg:y="5.597cm">
          <draw:text-box>
            <text:p><text:span text:style-name="T1">= '01'</text:span></text:p>
          </draw:text-box>
        </draw:frame>
        <draw:frame draw:style-name="gr74" draw:text-style-name="P2" draw:layer="layout" svg:width="1.289cm" svg:height="0.903cm" svg:x="12.7cm" svg:y="4.9cm">
          <draw:text-box>
            <text:p><text:span text:style-name="T1">= X</text:span></text:p>
          </draw:text-box>
        </draw:frame>
        <draw:frame draw:style-name="gr73" draw:text-style-name="P2" draw:layer="layout" svg:width="1.492cm" svg:height="0.903cm" svg:x="8.2cm" svg:y="1.8cm">
          <draw:text-box>
            <text:p><text:span text:style-name="T1">'00' =</text:span></text:p>
          </draw:text-box>
        </draw:frame>
        <draw:frame draw:style-name="gr73" draw:text-style-name="P2" draw:layer="layout" svg:width="1.492cm" svg:height="0.903cm" svg:x="12.7cm" svg:y="4.397cm">
          <draw:text-box>
            <text:p><text:span text:style-name="T1">= '00'</text:span></text:p>
          </draw:text-box>
        </draw:frame>
        <draw:frame draw:style-name="gr75" draw:text-style-name="P2" draw:layer="layout" svg:width="2.131cm" svg:height="0.903cm" svg:x="13.408cm" svg:y="3.697cm">
          <draw:text-box>
            <text:p><text:span text:style-name="T1">= '000000'</text:span></text:p>
          </draw:text-box>
        </draw:frame>
        <draw:frame draw:style-name="gr72" draw:text-style-name="P2" draw:layer="layout" svg:width="1.221cm" svg:height="0.903cm" svg:x="12.479cm" svg:y="3.1cm">
          <draw:text-box>
            <text:p><text:span text:style-name="T1">= 0</text:span></text:p>
          </draw:text-box>
        </draw:frame>
        <draw:frame draw:style-name="gr72" draw:text-style-name="P2" draw:layer="layout" svg:width="1.221cm" svg:height="0.903cm" svg:x="12.9cm" svg:y="2.497cm">
          <draw:text-box>
            <text:p><text:span text:style-name="T1">= 0</text:span></text:p>
          </draw:text-box>
        </draw:frame>
        <draw:frame draw:style-name="gr73" draw:text-style-name="P2" draw:layer="layout" svg:width="1.492cm" svg:height="0.903cm" svg:x="12.9cm" svg:y="1.9cm">
          <draw:text-box>
            <text:p><text:span text:style-name="T1">= '00'</text:span></text:p>
          </draw:text-box>
        </draw:frame>
        <draw:frame draw:style-name="gr76" draw:text-style-name="P11" draw:layer="layout" svg:width="7.102cm" svg:height="0.729cm" svg:x="1.001cm" svg:y="0.1cm">
          <draw:text-box>
            <text:p><text:span text:style-name="T18">sll : [rd] = [rt] &lt;&lt; shamt</text:span></text:p>
          </draw:text-box>
        </draw:frame>
        <draw:g>
          <draw:rect draw:style-name="gr77" draw:text-style-name="P12" draw:layer="layout" svg:width="2.5cm" svg:height="0.6cm" svg:x="13.001cm" svg:y="0.2cm">
            <text:p text:style-name="P1"><text:span text:style-name="T19">rs</text:span></text:p>
          </draw:rect>
          <draw:rect draw:style-name="gr77" draw:text-style-name="P12" draw:layer="layout" svg:width="2.5cm" svg:height="0.6cm" svg:x="15.501cm" svg:y="0.2cm">
            <text:p text:style-name="P1"><text:span text:style-name="T19">rt</text:span></text:p>
          </draw:rect>
          <draw:rect draw:style-name="gr77" draw:text-style-name="P12" draw:layer="layout" svg:width="2.5cm" svg:height="0.6cm" svg:x="18.001cm" svg:y="0.2cm">
            <text:p text:style-name="P1"><text:span text:style-name="T19">rd</text:span></text:p>
          </draw:rect>
          <draw:rect draw:style-name="gr77" draw:text-style-name="P12" draw:layer="layout" svg:width="2.5cm" svg:height="0.6cm" svg:x="20.501cm" svg:y="0.2cm">
            <text:p text:style-name="P1"><text:span text:style-name="T19">shamt</text:span></text:p>
          </draw:rect>
          <draw:rect draw:style-name="gr77" draw:text-style-name="P12" draw:layer="layout" svg:width="2.5cm" svg:height="0.6cm" svg:x="23.001cm" svg:y="0.2cm">
            <text:p text:style-name="P1"><text:span text:style-name="T19">funct</text:span></text:p>
          </draw:rect>
          <draw:rect draw:style-name="gr77" draw:text-style-name="P12" draw:layer="layout" svg:width="2.5cm" svg:height="0.6cm" svg:x="10.512cm" svg:y="0.2cm">
            <text:p text:style-name="P1"><text:span text:style-name="T19">opcode</text:span></text:p>
          </draw:rect>
          <draw:frame draw:style-name="gr78" draw:text-style-name="P13" draw:layer="layout" svg:width="0.794cm" svg:height="0.814cm" svg:x="10.265cm" svg:y="0.394cm">
            <draw:text-box>
              <text:p><text:span text:style-name="T20">31</text:span></text:p>
            </draw:text-box>
          </draw:frame>
          <draw:frame draw:style-name="gr78" draw:text-style-name="P13" draw:layer="layout" svg:width="0.794cm" svg:height="0.814cm" svg:x="12.436cm" svg:y="0.394cm">
            <draw:text-box>
              <text:p><text:span text:style-name="T20">26</text:span></text:p>
            </draw:text-box>
          </draw:frame>
          <draw:frame draw:style-name="gr78" draw:text-style-name="P13" draw:layer="layout" svg:width="0.794cm" svg:height="0.814cm" svg:x="12.81cm" svg:y="0.394cm">
            <draw:text-box>
              <text:p><text:span text:style-name="T20">25</text:span></text:p>
            </draw:text-box>
          </draw:frame>
          <draw:frame draw:style-name="gr78" draw:text-style-name="P13" draw:layer="layout" svg:width="0.794cm" svg:height="0.814cm" svg:x="14.935cm" svg:y="0.394cm">
            <draw:text-box>
              <text:p><text:span text:style-name="T20">21</text:span></text:p>
            </draw:text-box>
          </draw:frame>
          <draw:frame draw:style-name="gr78" draw:text-style-name="P13" draw:layer="layout" svg:width="0.794cm" svg:height="0.814cm" svg:x="15.326cm" svg:y="0.394cm">
            <draw:text-box>
              <text:p><text:span text:style-name="T20">20</text:span></text:p>
            </draw:text-box>
          </draw:frame>
          <draw:frame draw:style-name="gr78" draw:text-style-name="P13" draw:layer="layout" svg:width="0.794cm" svg:height="0.814cm" svg:x="17.397cm" svg:y="0.394cm">
            <draw:text-box>
              <text:p><text:span text:style-name="T20">16</text:span></text:p>
            </draw:text-box>
          </draw:frame>
          <draw:frame draw:style-name="gr78" draw:text-style-name="P13" draw:layer="layout" svg:width="0.794cm" svg:height="0.814cm" svg:x="17.799cm" svg:y="0.394cm">
            <draw:text-box>
              <text:p><text:span text:style-name="T20">15</text:span></text:p>
            </draw:text-box>
          </draw:frame>
          <draw:frame draw:style-name="gr78" draw:text-style-name="P13" draw:layer="layout" svg:width="0.794cm" svg:height="0.814cm" svg:x="19.919cm" svg:y="0.394cm">
            <draw:text-box>
              <text:p><text:span text:style-name="T20">11</text:span></text:p>
            </draw:text-box>
          </draw:frame>
          <draw:frame draw:style-name="gr78" draw:text-style-name="P13" draw:layer="layout" svg:width="0.794cm" svg:height="0.814cm" svg:x="20.332cm" svg:y="0.394cm">
            <draw:text-box>
              <text:p><text:span text:style-name="T20">10</text:span></text:p>
            </draw:text-box>
          </draw:frame>
          <draw:frame draw:style-name="gr79" draw:text-style-name="P13" draw:layer="layout" svg:width="0.65cm" svg:height="0.814cm" svg:x="22.541cm" svg:y="0.394cm">
            <draw:text-box>
              <text:p><text:span text:style-name="T20">6</text:span></text:p>
            </draw:text-box>
          </draw:frame>
          <draw:frame draw:style-name="gr79" draw:text-style-name="P13" draw:layer="layout" svg:width="0.65cm" svg:height="0.814cm" svg:x="22.815cm" svg:y="0.394cm">
            <draw:text-box>
              <text:p><text:span text:style-name="T20">5</text:span></text:p>
            </draw:text-box>
          </draw:frame>
          <draw:frame draw:style-name="gr79" draw:text-style-name="P13" draw:layer="layout" svg:width="0.65cm" svg:height="0.814cm" svg:x="25.082cm" svg:y="0.394cm">
            <draw:text-box>
              <text:p><text:span text:style-name="T20">0</text:span></text:p>
            </draw:text-box>
          </draw:frame>
          <draw:frame draw:style-name="gr80" draw:text-style-name="P14" draw:layer="layout" svg:width="1.27cm" svg:height="0.729cm" svg:x="9.301cm" svg:y="0.1cm">
            <draw:text-box>
              <text:p><text:span text:style-name="T21">R</text:span><text:span text:style-name="T19"> 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3T20:32:18</dc:date>
    <dc:creator>Not YourBusiness</dc:creator>
    <meta:editing-duration>PT6H7M50S</meta:editing-duration>
    <meta:editing-cycles>92</meta:editing-cycles>
    <meta:generator>OpenOffice/4.1.5$Unix OpenOffice.org_project/415m1$Build-9789</meta:generator>
    <meta:document-statistic meta:object-count="340"/>
  </office:meta>
</office:document-meta>
</file>